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w Cen MT Std Light" svg:font-family="'Tw Cen MT Std Light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Tw Cen MT Std Light" fo:font-size="18pt" officeooo:rsid="00199e30" officeooo:paragraph-rsid="00214d48" style:font-size-asian="18pt" style:font-size-complex="18pt"/>
    </style:style>
    <style:style style:name="P2" style:family="paragraph" style:parent-style-name="Standard">
      <style:paragraph-properties fo:line-height="115%"/>
      <style:text-properties style:font-name="Tw Cen MT Std Light" fo:font-size="18pt" officeooo:paragraph-rsid="00214d48" style:font-size-asian="18pt" style:font-size-complex="18pt"/>
    </style:style>
    <style:style style:name="P3" style:family="paragraph" style:parent-style-name="Standard">
      <style:paragraph-properties fo:line-height="115%"/>
      <style:text-properties style:font-name="Tw Cen MT Std Light" fo:font-size="18pt" officeooo:rsid="001a394c" officeooo:paragraph-rsid="00214d48" style:font-size-asian="18pt" style:font-size-complex="18pt"/>
    </style:style>
    <style:style style:name="P4" style:family="paragraph" style:parent-style-name="Standard">
      <style:paragraph-properties fo:line-height="115%"/>
      <style:text-properties style:font-name="Tw Cen MT Std Light" fo:font-size="18pt" officeooo:rsid="001ae33c" officeooo:paragraph-rsid="00214d48" style:font-size-asian="18pt" style:font-size-complex="18pt"/>
    </style:style>
    <style:style style:name="P5" style:family="paragraph" style:parent-style-name="Standard">
      <style:paragraph-properties fo:line-height="115%"/>
      <style:text-properties style:font-name="Tw Cen MT Std Light" fo:font-size="18pt" officeooo:rsid="001e7426" officeooo:paragraph-rsid="00214d48" style:font-size-asian="18pt" style:font-size-complex="18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Tw Cen MT Std Light" fo:font-size="18pt" fo:font-weight="bold" officeooo:paragraph-rsid="00214d48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Tw Cen MT Std Light" fo:font-size="18pt" fo:font-weight="bold" officeooo:rsid="001a394c" officeooo:paragraph-rsid="00214d48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Tw Cen MT Std Light" fo:font-size="18pt" fo:font-weight="normal" officeooo:rsid="00235837" officeooo:paragraph-rsid="00235837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235837" officeooo:paragraph-rsid="00235837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2517bb" officeooo:paragraph-rsid="002517bb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26e561" officeooo:paragraph-rsid="0026e561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290c43" officeooo:paragraph-rsid="00290c43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2a6587" officeooo:paragraph-rsid="002a6587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35837" officeooo:paragraph-rsid="00235837" style:font-size-asian="18pt" style:font-weight-asian="bold" style:font-size-complex="18pt" style:font-weight-complex="bold"/>
    </style:style>
    <style:style style:name="P16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517bb" officeooo:paragraph-rsid="002517bb" style:font-size-asian="18pt" style:font-weight-asian="bold" style:font-size-complex="18pt" style:font-weight-complex="bold"/>
    </style:style>
    <style:style style:name="P17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6e561" officeooo:paragraph-rsid="0026e561" style:font-size-asian="18pt" style:font-weight-asian="bold" style:font-size-complex="18pt" style:font-weight-complex="bold"/>
    </style:style>
    <style:style style:name="P18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6e561" officeooo:paragraph-rsid="00274fba" style:font-size-asian="18pt" style:font-weight-asian="bold" style:font-size-complex="18pt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6e561" officeooo:paragraph-rsid="00290c43" style:font-size-asian="18pt" style:font-weight-asian="bold" style:font-size-complex="18pt" style:font-weight-complex="bold"/>
    </style:style>
    <style:style style:name="P20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a6587" officeooo:paragraph-rsid="002a6587" style:font-size-asian="18pt" style:font-weight-asian="bold" style:font-size-complex="18pt" style:font-weight-complex="bold"/>
    </style:style>
    <style:style style:name="P21" style:family="paragraph" style:parent-style-name="Standard">
      <style:paragraph-properties fo:line-height="115%" fo:text-align="center" style:justify-single-word="false"/>
      <style:text-properties style:font-name="Tw Cen MT Std Light" fo:font-size="12pt" fo:font-weight="bold" officeooo:rsid="00396771" officeooo:paragraph-rsid="00396771" style:font-size-asian="18pt" style:font-weight-asian="bold" style:font-size-complex="18pt" style:font-weight-complex="bold"/>
    </style:style>
    <style:style style:name="P22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39be92" officeooo:paragraph-rsid="0039be92" style:font-size-asian="18pt" style:font-weight-asian="bold" style:font-size-complex="18pt" style:font-weight-complex="bold"/>
    </style:style>
    <style:style style:name="P23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3c4ea1" officeooo:paragraph-rsid="003c4ea1" style:font-size-asian="18pt" style:font-weight-asian="bold" style:font-size-complex="18pt" style:font-weight-complex="bold"/>
    </style:style>
    <style:style style:name="P24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44321d" officeooo:paragraph-rsid="0044321d" style:font-size-asian="18pt" style:font-weight-asian="bold" style:font-size-complex="18pt" style:font-weight-complex="bold"/>
    </style:style>
    <style:style style:name="P25" style:family="paragraph" style:parent-style-name="Standard" style:list-style-name="L1">
      <style:paragraph-properties fo:line-height="115%"/>
      <style:text-properties style:font-name="Tw Cen MT Std Light" fo:font-size="18pt" officeooo:rsid="001ae33c" officeooo:paragraph-rsid="00214d48" style:font-size-asian="18pt" style:font-size-complex="18pt"/>
    </style:style>
    <style:style style:name="P26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1a394c" officeooo:paragraph-rsid="00214d48" style:font-size-asian="18pt" style:font-weight-asian="normal" style:font-size-complex="18pt" style:font-weight-complex="normal"/>
    </style:style>
    <style:style style:name="P27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1e6ae6" officeooo:paragraph-rsid="00214d48" style:font-size-asian="18pt" style:font-weight-asian="normal" style:font-size-complex="18pt" style:font-weight-complex="normal"/>
    </style:style>
    <style:style style:name="P28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1ea58c" officeooo:paragraph-rsid="00214d48" style:font-size-asian="18pt" style:font-weight-asian="normal" style:font-size-complex="18pt" style:font-weight-complex="normal"/>
    </style:style>
    <style:style style:name="P29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21742e" officeooo:paragraph-rsid="00214d48" style:font-size-asian="18pt" style:font-weight-asian="normal" style:font-size-complex="18pt" style:font-weight-complex="normal"/>
    </style:style>
    <style:style style:name="P30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22e46a" officeooo:paragraph-rsid="0022e46a" style:font-size-asian="18pt" style:font-weight-asian="normal" style:font-size-complex="18pt" style:font-weight-complex="normal"/>
    </style:style>
    <style:style style:name="P31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235837" officeooo:paragraph-rsid="00235837" style:font-size-asian="18pt" style:font-weight-asian="normal" style:font-size-complex="18pt" style:font-weight-complex="normal"/>
    </style:style>
    <style:style style:name="P32" style:family="paragraph" style:parent-style-name="Standard" style:list-style-name="L3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3" style:family="paragraph" style:parent-style-name="Standard" style:list-style-name="L4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4" style:family="paragraph" style:parent-style-name="Standard" style:list-style-name="L5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5" style:family="paragraph" style:parent-style-name="Standard" style:list-style-name="L6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6" style:family="paragraph" style:parent-style-name="Standard" style:list-style-name="L7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7" style:family="paragraph" style:parent-style-name="Standard" style:list-style-name="L8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8" style:family="paragraph" style:parent-style-name="Standard" style:list-style-name="L9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9" style:family="paragraph" style:parent-style-name="Standard" style:list-style-name="L12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40" style:family="paragraph" style:parent-style-name="Standard" style:list-style-name="L3">
      <style:paragraph-properties fo:line-height="115%" fo:text-align="start" style:justify-single-word="false"/>
      <style:text-properties style:font-name="Tw Cen MT Std Light" fo:font-size="12pt" fo:font-weight="normal" officeooo:rsid="0032d9d1" officeooo:paragraph-rsid="0032d9d1" style:font-size-asian="18pt" style:font-weight-asian="normal" style:font-size-complex="18pt" style:font-weight-complex="normal"/>
    </style:style>
    <style:style style:name="P41" style:family="paragraph" style:parent-style-name="Standard" style:list-style-name="L4">
      <style:paragraph-properties fo:line-height="115%" fo:text-align="start" style:justify-single-word="false"/>
      <style:text-properties style:font-name="Tw Cen MT Std Light" fo:font-size="12pt" fo:font-weight="normal" officeooo:rsid="0035e992" officeooo:paragraph-rsid="0035e992" style:font-size-asian="18pt" style:font-weight-asian="normal" style:font-size-complex="18pt" style:font-weight-complex="normal"/>
    </style:style>
    <style:style style:name="P42" style:family="paragraph" style:parent-style-name="Standard" style:list-style-name="L4">
      <style:paragraph-properties fo:line-height="115%" fo:text-align="start" style:justify-single-word="false"/>
      <style:text-properties style:font-name="Tw Cen MT Std Light" fo:font-size="12pt" fo:font-weight="normal" officeooo:rsid="004606ac" officeooo:paragraph-rsid="004606ac" style:font-size-asian="18pt" style:font-weight-asian="normal" style:font-size-complex="18pt" style:font-weight-complex="normal"/>
    </style:style>
    <style:style style:name="P43" style:family="paragraph" style:parent-style-name="Standard" style:list-style-name="L5">
      <style:paragraph-properties fo:line-height="115%" fo:text-align="start" style:justify-single-word="false"/>
      <style:text-properties style:font-name="Tw Cen MT Std Light" fo:font-size="12pt" fo:font-weight="normal" officeooo:rsid="002e0611" officeooo:paragraph-rsid="002e0611" style:font-size-asian="18pt" style:font-weight-asian="normal" style:font-size-complex="18pt" style:font-weight-complex="normal"/>
    </style:style>
    <style:style style:name="P44" style:family="paragraph" style:parent-style-name="Standard" style:list-style-name="L6">
      <style:paragraph-properties fo:line-height="115%" fo:text-align="start" style:justify-single-word="false"/>
      <style:text-properties style:font-name="Tw Cen MT Std Light" fo:font-size="12pt" fo:font-weight="normal" officeooo:rsid="002e0611" officeooo:paragraph-rsid="002e0611" style:font-size-asian="18pt" style:font-weight-asian="normal" style:font-size-complex="18pt" style:font-weight-complex="normal"/>
    </style:style>
    <style:style style:name="P45" style:family="paragraph" style:parent-style-name="Standard" style:list-style-name="L5">
      <style:paragraph-properties fo:line-height="115%" fo:text-align="start" style:justify-single-word="false"/>
      <style:text-properties style:font-name="Tw Cen MT Std Light" fo:font-size="12pt" fo:font-weight="normal" officeooo:rsid="002f936f" officeooo:paragraph-rsid="002f936f" style:font-size-asian="18pt" style:font-weight-asian="normal" style:font-size-complex="18pt" style:font-weight-complex="normal"/>
    </style:style>
    <style:style style:name="P46" style:family="paragraph" style:parent-style-name="Standard" style:list-style-name="L6">
      <style:paragraph-properties fo:line-height="115%" fo:text-align="start" style:justify-single-word="false"/>
      <style:text-properties style:font-name="Tw Cen MT Std Light" fo:font-size="12pt" fo:font-weight="normal" officeooo:rsid="002f936f" officeooo:paragraph-rsid="002f936f" style:font-size-asian="18pt" style:font-weight-asian="normal" style:font-size-complex="18pt" style:font-weight-complex="normal"/>
    </style:style>
    <style:style style:name="P47" style:family="paragraph" style:parent-style-name="Standard" style:list-style-name="L5">
      <style:paragraph-properties fo:line-height="115%" fo:text-align="start" style:justify-single-word="false"/>
      <style:text-properties style:font-name="Tw Cen MT Std Light" fo:font-size="12pt" fo:font-weight="normal" officeooo:rsid="002f969f" officeooo:paragraph-rsid="002f969f" style:font-size-asian="18pt" style:font-weight-asian="normal" style:font-size-complex="18pt" style:font-weight-complex="normal"/>
    </style:style>
    <style:style style:name="P48" style:family="paragraph" style:parent-style-name="Standard" style:list-style-name="L6">
      <style:paragraph-properties fo:line-height="115%" fo:text-align="start" style:justify-single-word="false"/>
      <style:text-properties style:font-name="Tw Cen MT Std Light" fo:font-size="12pt" fo:font-weight="normal" officeooo:rsid="002d0569" officeooo:paragraph-rsid="002d0569" style:font-size-asian="18pt" style:font-weight-asian="normal" style:font-size-complex="18pt" style:font-weight-complex="normal"/>
    </style:style>
    <style:style style:name="P49" style:family="paragraph" style:parent-style-name="Standard" style:list-style-name="L7">
      <style:paragraph-properties fo:line-height="115%" fo:text-align="start" style:justify-single-word="false"/>
      <style:text-properties style:font-name="Tw Cen MT Std Light" fo:font-size="12pt" fo:font-weight="normal" officeooo:rsid="0036fd97" officeooo:paragraph-rsid="0036fd97" style:font-size-asian="18pt" style:font-weight-asian="normal" style:font-size-complex="18pt" style:font-weight-complex="normal"/>
    </style:style>
    <style:style style:name="P50" style:family="paragraph" style:parent-style-name="Standard" style:list-style-name="L11">
      <style:paragraph-properties fo:line-height="115%" fo:text-align="start" style:justify-single-word="false"/>
      <style:text-properties style:font-name="Tw Cen MT Std Light" fo:font-size="12pt" fo:font-weight="normal" officeooo:rsid="003ed10a" officeooo:paragraph-rsid="003ed10a" style:font-size-asian="18pt" style:font-weight-asian="normal" style:font-size-complex="18pt" style:font-weight-complex="normal"/>
    </style:style>
    <style:style style:name="P51" style:family="paragraph" style:parent-style-name="Standard" style:list-style-name="L12">
      <style:paragraph-properties fo:line-height="115%" fo:text-align="start" style:justify-single-word="false"/>
      <style:text-properties style:font-name="Tw Cen MT Std Light" fo:font-size="12pt" fo:font-weight="normal" officeooo:rsid="0029705a" officeooo:paragraph-rsid="0029705a" style:font-size-asian="18pt" style:font-weight-asian="normal" style:font-size-complex="18pt" style:font-weight-complex="normal"/>
    </style:style>
    <style:style style:name="P52" style:family="paragraph" style:parent-style-name="Standard" style:list-style-name="L13">
      <style:paragraph-properties fo:line-height="115%" fo:text-align="start" style:justify-single-word="false"/>
      <style:text-properties style:font-name="Tw Cen MT Std Light" fo:font-size="12pt" fo:font-weight="normal" officeooo:rsid="002a6587" officeooo:paragraph-rsid="002a6587" style:font-size-asian="18pt" style:font-weight-asian="normal" style:font-size-complex="18pt" style:font-weight-complex="normal"/>
    </style:style>
    <style:style style:name="P53" style:family="paragraph" style:parent-style-name="Standard" style:list-style-name="L14">
      <style:paragraph-properties fo:line-height="115%" fo:text-align="start" style:justify-single-word="false"/>
      <style:text-properties style:font-name="Tw Cen MT Std Light" fo:font-size="12pt" fo:font-weight="normal" officeooo:rsid="002a6587" officeooo:paragraph-rsid="002a6587" style:font-size-asian="18pt" style:font-weight-asian="normal" style:font-size-complex="18pt" style:font-weight-complex="normal"/>
    </style:style>
    <style:style style:name="P54" style:family="paragraph" style:parent-style-name="Standard" style:list-style-name="L15">
      <style:paragraph-properties fo:line-height="115%" fo:text-align="start" style:justify-single-word="false"/>
      <style:text-properties style:font-name="Tw Cen MT Std Light" fo:font-size="12pt" fo:font-weight="normal" officeooo:rsid="002a6587" officeooo:paragraph-rsid="002a6587" style:font-size-asian="18pt" style:font-weight-asian="normal" style:font-size-complex="18pt" style:font-weight-complex="normal"/>
    </style:style>
    <style:style style:name="P55" style:family="paragraph" style:parent-style-name="Standard" style:list-style-name="L14">
      <style:paragraph-properties fo:line-height="115%" fo:text-align="start" style:justify-single-word="false"/>
      <style:text-properties style:font-name="Tw Cen MT Std Light" fo:font-size="12pt" fo:font-weight="normal" officeooo:rsid="002c5e81" officeooo:paragraph-rsid="002c5e81" style:font-size-asian="18pt" style:font-weight-asian="normal" style:font-size-complex="18pt" style:font-weight-complex="normal"/>
    </style:style>
    <style:style style:name="P56" style:family="paragraph" style:parent-style-name="Standard" style:list-style-name="L16">
      <style:paragraph-properties fo:line-height="115%" fo:text-align="start" style:justify-single-word="false"/>
      <style:text-properties style:font-name="Tw Cen MT Std Light" fo:font-size="12pt" fo:font-weight="normal" officeooo:rsid="0039be92" officeooo:paragraph-rsid="0039be92" style:font-size-asian="18pt" style:font-weight-asian="normal" style:font-size-complex="18pt" style:font-weight-complex="normal"/>
    </style:style>
    <style:style style:name="P57" style:family="paragraph" style:parent-style-name="Standard" style:list-style-name="L10">
      <style:paragraph-properties fo:line-height="115%" fo:text-align="start" style:justify-single-word="false"/>
      <style:text-properties style:font-name="Tw Cen MT Std Light" fo:font-size="12pt" fo:font-weight="bold" officeooo:rsid="003c4ea1" officeooo:paragraph-rsid="003c4ea1" style:font-size-asian="18pt" style:font-weight-asian="bold" style:font-size-complex="18pt" style:font-weight-complex="bold"/>
    </style:style>
    <style:style style:name="T1" style:family="text">
      <style:text-properties officeooo:rsid="00199e30"/>
    </style:style>
    <style:style style:name="T2" style:family="text">
      <style:text-properties fo:color="#00a0fc" loext:opacity="100%"/>
    </style:style>
    <style:style style:name="T3" style:family="text">
      <style:text-properties fo:color="#00a0fc" loext:opacity="100%" fo:font-weight="bold" style:font-weight-asian="bold" style:font-weight-complex="bold"/>
    </style:style>
    <style:style style:name="T4" style:family="text">
      <style:text-properties fo:color="#00a0fc" loext:opacity="100%" fo:font-weight="bold" officeooo:rsid="001a394c" style:font-weight-asian="bold" style:font-weight-complex="bold"/>
    </style:style>
    <style:style style:name="T5" style:family="text">
      <style:text-properties fo:color="#00a0fc" loext:opacity="100%" officeooo:rsid="0037a750"/>
    </style:style>
    <style:style style:name="T6" style:family="text">
      <style:text-properties fo:color="#00a0fc" loext:opacity="100%" fo:font-weight="normal" style:font-weight-asian="normal" style:font-weight-complex="normal"/>
    </style:style>
    <style:style style:name="T7" style:family="text">
      <style:text-properties fo:color="#00a0fc" loext:opacity="100%" officeooo:rsid="0035e992"/>
    </style:style>
    <style:style style:name="T8" style:family="text">
      <style:text-properties officeooo:rsid="001c0424"/>
    </style:style>
    <style:style style:name="T9" style:family="text">
      <style:text-properties officeooo:rsid="001d3302"/>
    </style:style>
    <style:style style:name="T10" style:family="text">
      <style:text-properties officeooo:rsid="0020112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e0611" style:font-weight-asian="bold" style:font-weight-complex="bold"/>
    </style:style>
    <style:style style:name="T13" style:family="text">
      <style:text-properties fo:font-weight="bold" officeooo:rsid="0037a750" style:font-weight-asian="bold" style:font-weight-complex="bold"/>
    </style:style>
    <style:style style:name="T14" style:family="text">
      <style:text-properties fo:font-weight="bold" officeooo:rsid="003c4ea1" style:font-weight-asian="bold" style:font-weight-complex="bold"/>
    </style:style>
    <style:style style:name="T15" style:family="text">
      <style:text-properties fo:font-weight="bold" officeooo:rsid="0044321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74fba" style:font-weight-asian="normal" style:font-weight-complex="normal"/>
    </style:style>
    <style:style style:name="T18" style:family="text">
      <style:text-properties fo:font-weight="normal" officeooo:rsid="00290c43" style:font-weight-asian="normal" style:font-weight-complex="normal"/>
    </style:style>
    <style:style style:name="T19" style:family="text">
      <style:text-properties fo:font-weight="normal" officeooo:rsid="00235837" style:font-weight-asian="normal" style:font-weight-complex="normal"/>
    </style:style>
    <style:style style:name="T20" style:family="text">
      <style:text-properties fo:font-weight="normal" officeooo:rsid="003d75d0" style:font-weight-asian="normal" style:font-weight-complex="normal"/>
    </style:style>
    <style:style style:name="T21" style:family="text">
      <style:text-properties fo:font-weight="normal" officeooo:rsid="003ed10a" style:font-weight-asian="normal" style:font-weight-complex="normal"/>
    </style:style>
    <style:style style:name="T22" style:family="text">
      <style:text-properties officeooo:rsid="002a6587"/>
    </style:style>
    <style:style style:name="T23" style:family="text">
      <style:text-properties officeooo:rsid="00290c43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officeooo:rsid="002e0611"/>
    </style:style>
    <style:style style:name="T26" style:family="text">
      <style:text-properties fo:color="#000000" loext:opacity="100%" officeooo:rsid="002d0569"/>
    </style:style>
    <style:style style:name="T27" style:family="text">
      <style:text-properties fo:color="#000000" loext:opacity="100%" officeooo:rsid="0037a750"/>
    </style:style>
    <style:style style:name="T28" style:family="text">
      <style:text-properties fo:color="#000000" loext:opacity="100%" officeooo:rsid="003813ac"/>
    </style:style>
    <style:style style:name="T29" style:family="text">
      <style:text-properties fo:color="#000000" loext:opacity="100%" fo:font-weight="bold" style:font-weight-asian="bold" style:font-weight-complex="bold"/>
    </style:style>
    <style:style style:name="T30" style:family="text">
      <style:text-properties fo:color="#000000" loext:opacity="100%" officeooo:rsid="0039be92"/>
    </style:style>
    <style:style style:name="T31" style:family="text">
      <style:text-properties fo:color="#000000" loext:opacity="100%" officeooo:rsid="00396771"/>
    </style:style>
    <style:style style:name="T32" style:family="text">
      <style:text-properties officeooo:rsid="002e0611"/>
    </style:style>
    <style:style style:name="T33" style:family="text">
      <style:text-properties officeooo:rsid="002f936f"/>
    </style:style>
    <style:style style:name="T34" style:family="text">
      <style:text-properties officeooo:rsid="0034c90f"/>
    </style:style>
    <style:style style:name="T35" style:family="text">
      <style:text-properties officeooo:rsid="0035e992"/>
    </style:style>
    <style:style style:name="T36" style:family="text">
      <style:text-properties officeooo:rsid="0037a750"/>
    </style:style>
    <style:style style:name="T37" style:family="text">
      <style:text-properties officeooo:rsid="00396771"/>
    </style:style>
    <style:style style:name="T38" style:family="text">
      <style:text-properties officeooo:rsid="003c4ea1"/>
    </style:style>
    <style:style style:name="T39" style:family="text">
      <style:text-properties officeooo:rsid="003ed1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MPORTANT PATHS IN LARAVEL</text:p>
      <text:p text:style-name="P7">QUIZAPP STUDY</text:p>
      <text:p text:style-name="P2"/>
      <text:p text:style-name="P2"><text:span text:style-name="T3">App\Http\Controllers</text:span> – <text:span text:style-name="T1">this folder contains PHP scripts for the logic of the application.</text:span></text:p>
      <text:p text:style-name="P1"><text:span text:style-name="T3">App\Http\Livewire</text:span> – a framework that makes dynamic interfaces simple, just like Vue and React, which are JavaScript frameworks.</text:p>
      <text:p text:style-name="P3"><text:span text:style-name="T3">App\Charts</text:span> – contains the chars which can be studied.</text:p>
      <text:p text:style-name="P4"><text:span text:style-name="T4">App\Models</text:span> – contains the code that connects the database to controller.</text:p>
      <text:p text:style-name="P4"><text:span text:style-name="T4">Database\seeders</text:span> – <text:span text:style-name="T8">pre-input data entries</text:span>.</text:p>
      <text:list xml:id="list2330991682" text:style-name="L1">
        <text:list-item>
          <text:p text:style-name="P25">Database seeding is populating a database with an initial set of data. It's common to load seed data such as initial user accounts or dummy data upon initial setup of an application.</text:p>
        </text:list-item>
      </text:list>
      <text:p text:style-name="P5"><text:span text:style-name="T4">App\Http\Middleware</text:span> – contains the rules which website and which permission level is allowed e.g. which can visit the admin panel or not.</text:p>
      <text:p text:style-name="P4"/>
      <text:p text:style-name="P4"/>
      <text:p text:style-name="P4"/>
      <text:p text:style-name="P6">IMPORTANT <text:span text:style-name="T9">INFORMATION</text:span> IN LARAVEL</text:p>
      <text:p text:style-name="P6"/>
      <text:list xml:id="list1531063406" text:style-name="L2">
        <text:list-item>
          <text:p text:style-name="P26"><text:span text:style-name="T9">The </text:span><text:span text:style-name="T3">double colon “::”</text:span><text:span text:style-name="T9"> operator in PHP </text:span>allows access to static, constant, and overridden properties or methods of a class.</text:p>
        </text:list-item>
        <text:list-item>
          <text:p text:style-name="P27"><text:span text:style-name="T4">Middleware</text:span> is the mid-layer between the HTTP request and the application logic. e.g. middleware controls what the user can/cannot visit on routes/webpages.</text:p>
        </text:list-item>
        <text:list-item>
          <text:p text:style-name="P28"><text:span text:style-name="T4">GET vs. POST</text:span> – GET requests are visible while POST requests are not. <text:span text:style-name="T10">POST requests is for writing data, submits data to be processed. GET is used for viewing something, without changing it.</text:span></text:p>
        </text:list-item>
        <text:list-item>
          <text:p text:style-name="P29">PHPMyAdmin table names are <text:span text:style-name="T4">plural</text:span>.</text:p>
        </text:list-item>
        <text:list-item>
          <text:p text:style-name="P30"><text:span text:style-name="T4">MVC</text:span> – Stands for Model View Controller, it is an architectural design/pattern for Laravel applications.</text:p>
        </text:list-item>
        <text:list-item>
          <text:p text:style-name="P30"><text:span text:style-name="T4">Carbon</text:span> – Laravel component that helps you with time.</text:p>
        </text:list-item>
        <text:list-item>
          <text:p text:style-name="P30">Composer – A dependency manager for PHP.</text:p>
        </text:list-item>
        <text:list-item>
          <text:p text:style-name="P31">@auth is a blade directive that checks whether the user is logged in</text:p>
        </text:list-item>
      </text:list>
      <text:p text:style-name="P8"/>
      <text:p text:style-name="P9">Major functional requirements</text:p>
      <text:p text:style-name="P9"><text:soft-page-break/></text:p>
      <text:p text:style-name="P9"/>
      <text:p text:style-name="P9">Quiz game application for educational institutions</text:p>
      <text:p text:style-name="P9">Questions which include multiple choice</text:p>
      <text:p text:style-name="P9">Professors gathering students for flex group</text:p>
      <text:p text:style-name="P9">Admins managing professors and students alike</text:p>
      <text:p text:style-name="P9">Profile section for a user to track progress, achievements</text:p>
      <text:p text:style-name="P9"/>
      <text:p text:style-name="P9"/>
      <text:p text:style-name="P9">Listing down entities to identify tables</text:p>
      <text:p text:style-name="P9"/>
      <text:p text:style-name="P21">DOCUMENTATION: DATABASE STRUCTURE</text:p>
      <text:p text:style-name="P15">EDUCATIONAL APP</text:p>
      <text:p text:style-name="P9"><text:span text:style-name="T11">questions</text:span> (individual question)</text:p>
      <text:list xml:id="list375109254" text:style-name="L3">
        <text:list-item>
          <text:p text:style-name="P32"><text:span text:style-name="T2">id</text:span><text:span text:style-name="T24"> – unique identifier of this table</text:span></text:p>
        </text:list-item>
        <text:list-item>
          <text:p text:style-name="P40"><text:span text:style-name="T2">user_id</text:span> <text:span text:style-name="T32">– id of the user who owns this </text:span>question</text:p>
        </text:list-item>
        <text:list-item>
          <text:p text:style-name="P40"><text:span text:style-name="T2">topic_id</text:span> <text:span text:style-name="T33">– id of the </text:span>topic<text:span text:style-name="T33"> to whom this </text:span>question<text:span text:style-name="T33"> belongs to</text:span></text:p>
        </text:list-item>
        <text:list-item>
          <text:p text:style-name="P40"><text:span text:style-name="T2">is_active</text:span> <text:span text:style-name="T32">– </text:span><text:span text:style-name="T25">1 is active and 0 is not active, and determines whether the </text:span><text:span text:style-name="T24">question</text:span><text:span text:style-name="T25"> is still in use or not</text:span></text:p>
        </text:list-item>
        <text:list-item>
          <text:p text:style-name="P40"><text:span text:style-name="T2">question</text:span> – <text:span text:style-name="T34">the actual question e.g. “How many quadrants are there in the Cartesian plane?”</text:span></text:p>
        </text:list-item>
        <text:list-item>
          <text:p text:style-name="P40"><text:span text:style-name="T2">explanation</text:span> – <text:span text:style-name="T34">the explanation/hint for the answer e.g. “Cartesian plane is divided by the X and Y axis.”</text:span></text:p>
        </text:list-item>
      </text:list>
      <text:p text:style-name="P9"><text:span text:style-name="T11">answers</text:span> (<text:span text:style-name="T35">individual </text:span>choice)</text:p>
      <text:list xml:id="list1930746832" text:style-name="L4">
        <text:list-item>
          <text:p text:style-name="P33"><text:span text:style-name="T2">id</text:span><text:span text:style-name="T24"> – unique identifier of this table</text:span></text:p>
        </text:list-item>
        <text:list-item>
          <text:p text:style-name="P41"><text:span text:style-name="T2">user_id </text:span><text:span text:style-name="T32">– id of the user who owns this topic</text:span></text:p>
        </text:list-item>
        <text:list-item>
          <text:p text:style-name="P41"><text:span text:style-name="T2">question_id</text:span> <text:span text:style-name="T33">– id of the </text:span>question<text:span text:style-name="T33"> to whom this topic belongs to</text:span></text:p>
        </text:list-item>
        <text:list-item>
          <text:p text:style-name="P41"><text:span text:style-name="T2">answer</text:span> – the choice for the question e.g. “A. Four quadrants”, “B. Six quadrants”, “C. None”, “D. One quadrant”</text:p>
        </text:list-item>
        <text:list-item>
          <text:p text:style-name="P42"><text:span text:style-name="T7">explanation</text:span> – the explanation as to why it is the correct answer</text:p>
        </text:list-item>
        <text:list-item>
          <text:p text:style-name="P41"><text:span text:style-name="T2">is_checked</text:span> <text:span text:style-name="T32">– </text:span><text:span text:style-name="T25">1 is </text:span><text:span text:style-name="T24">correct</text:span><text:span text:style-name="T25"> and 0 is </text:span><text:span text:style-name="T24">incorrect</text:span><text:span text:style-name="T25">, and determines whether the </text:span><text:span text:style-name="T24">answer</text:span><text:span text:style-name="T25"> is </text:span><text:span text:style-name="T24">correct</text:span><text:span text:style-name="T25"> or not</text:span></text:p>
        </text:list-item>
      </text:list>
      <text:p text:style-name="P9"><text:span text:style-name="T11">topics</text:span> (topic name)</text:p>
      <text:list xml:id="list626975055" text:style-name="L5">
        <text:list-item>
          <text:p text:style-name="P34"><text:span text:style-name="T2">id</text:span><text:span text:style-name="T24"> – unique identifier of this table</text:span></text:p>
        </text:list-item>
        <text:list-item>
          <text:p text:style-name="P43"><text:span text:style-name="T2">user_id</text:span> – id of the user who owns this topic</text:p>
        </text:list-item>
        <text:list-item>
          <text:p text:style-name="P45"><text:span text:style-name="T2">subject_id</text:span> – id of the subject to whom this topic belongs to</text:p>
        </text:list-item>
        <text:list-item>
          <text:p text:style-name="P43"><text:span text:style-name="T2">is_active</text:span> – <text:span text:style-name="T24">1 is active and 0 is not active, and determines whether the topic is still in use or not</text:span></text:p>
        </text:list-item>
        <text:list-item>
          <text:p text:style-name="P43"><text:span text:style-name="T2">topic_name</text:span> – e.g. Cartesian Plane or Photoshop Shortcuts</text:p>
        </text:list-item>
        <text:list-item>
          <text:p text:style-name="P47"><text:span text:style-name="T2">topic_description</text:span> – something to describe about the topic e.g. “Quadrants and positive/negative values.”</text:p>
        </text:list-item>
        <text:list-item>
          <text:p text:style-name="P45"><text:span text:style-name="T2">times_completed</text:span> – counts how many times the student/professor had completed this quiz</text:p>
        </text:list-item>
      </text:list>
      <text:p text:style-name="P9"><text:span text:style-name="T11">subjects</text:span> (subject name and subject code, for labels only)</text:p>
      <text:list xml:id="list4043913202" text:style-name="L6">
        <text:list-item>
          <text:p text:style-name="P35"><text:span text:style-name="T2">id</text:span><text:span text:style-name="T24"> – unique identifier of this table</text:span></text:p>
        </text:list-item>
        <text:list-item>
          <text:p text:style-name="P48"><text:span text:style-name="T2">user_id</text:span><text:span text:style-name="T24"> – </text:span><text:span text:style-name="T25">id of the user who owns this </text:span><text:span text:style-name="T24">subject</text:span></text:p>
        </text:list-item>
        <text:list-item>
          <text:p text:style-name="P44"><text:span text:style-name="T2">is_active</text:span><text:span text:style-name="T24"> – 1 is active and 0 is not active, and determines whether the subject is still in use or not</text:span></text:p>
        </text:list-item>
        <text:list-item>
          <text:p text:style-name="P48"><text:span text:style-name="T2">subject_name</text:span><text:span text:style-name="T24"> – e.g. General Math 1 </text:span><text:span text:style-name="T25">or Graphic Design 3</text:span></text:p>
        </text:list-item>
        <text:list-item>
          <text:p text:style-name="P48"><text:span text:style-name="T2">subject_code</text:span> – e.g. <text:span text:style-name="T11">GEC-001</text:span> for General Math 1 <text:span text:style-name="T32">or </text:span><text:span text:style-name="T12">CCF-001</text:span><text:span text:style-name="T32"> for Graphic Design 3</text:span></text:p>
        </text:list-item>
        <text:list-item>
          <text:p text:style-name="P46"><text:span text:style-name="T2">subject_description</text:span> – something to describe about the subject e.g. “College math entry lessons.”</text:p>
        </text:list-item>
        <text:list-item>
          <text:p text:style-name="P48"><text:span text:style-name="T2">unit_count</text:span> – e.g. 3 <text:span text:style-name="T32">or 5</text:span> units which make it a minor/<text:span text:style-name="T32">major</text:span> subject</text:p>
        </text:list-item>
      </text:list>
      <text:p text:style-name="P9"><text:span text:style-name="T11">quizzes</text:span> (quiz history)</text:p>
      <text:p text:style-name="P9"><text:span text:style-name="T11">groups</text:span> (l<text:span text:style-name="T37">ist of all </text:span>flex group<text:span text:style-name="T37">s created</text:span>)</text:p>
      <text:list xml:id="list4121330264" text:style-name="L7">
        <text:list-item>
          <text:p text:style-name="P36"><text:span text:style-name="T2">id</text:span><text:span text:style-name="T24"> – unique identifier of this table</text:span></text:p>
        </text:list-item>
        <text:list-item>
          <text:p text:style-name="P49"><text:span text:style-name="T2">user_id</text:span> – owner of this flex group, <text:span text:style-name="T36">must be a </text:span><text:span text:style-name="T13">users.role_id = 1</text:span><text:span text:style-name="T36"> only (professor)</text:span></text:p>
        </text:list-item>
        <text:list-item>
          <text:p text:style-name="P49"><text:span text:style-name="T5">group</text:span><text:span text:style-name="T2">_code</text:span> <text:span text:style-name="T26">– </text:span><text:span text:style-name="T24">class code </text:span><text:span text:style-name="T27">to join </text:span><text:span text:style-name="T25">th</text:span><text:span text:style-name="T24">is flex group </text:span><text:span text:style-name="T27">e.g. “KGGGDKP”, can be changed in case code is compromised, </text:span><text:span text:style-name="T28">before confirming the code, make sure to compare it against existing codes to avoid collision</text:span><text:span text:style-name="T27">.</text:span></text:p>
        </text:list-item>
        <text:list-item>
          <text:p text:style-name="P49"><text:span text:style-name="T2">group_name</text:span><text:span text:style-name="T24"> – name of this flex group e.g. “BSIS 3-A A.Y. 2019-2020”</text:span></text:p>
        </text:list-item>
        <text:list-item>
          <text:p text:style-name="P49"><text:soft-page-break/><text:span text:style-name="T2">group_description</text:span><text:span text:style-name="T24"> – e.g. “For University of Caloocan City with the subject of Graphic Design.”</text:span></text:p>
        </text:list-item>
      </text:list>
      <text:p text:style-name="P12"><text:span text:style-name="T29">members</text:span><text:span text:style-name="T24"> (</text:span><text:span text:style-name="T30">when professors access their flex groups, reveal member list plus that invite button copy to clipboard</text:span><text:span text:style-name="T24">)</text:span></text:p>
      <text:list xml:id="list2078363021" text:style-name="L8">
        <text:list-item>
          <text:p text:style-name="P37"><text:span text:style-name="T2">id</text:span><text:span text:style-name="T24"> – unique identifier of this table</text:span></text:p>
        </text:list-item>
      </text:list>
      <text:list xml:id="list873523276" text:style-name="L9">
        <text:list-item>
          <text:p text:style-name="P38"><text:span text:style-name="T2">user_id</text:span><text:span text:style-name="T24"> – refers to the user who is a member of a flex group</text:span></text:p>
        </text:list-item>
        <text:list-item>
          <text:p text:style-name="P38"><text:span text:style-name="T2">group_id</text:span><text:span text:style-name="T24"> – refers to the group id to whom this user is grouped into</text:span></text:p>
        </text:list-item>
      </text:list>
      <text:p text:style-name="P9"/>
      <text:p text:style-name="P15">GAME REWARD SYSTEM</text:p>
      <text:p text:style-name="P23">achievements<text:span text:style-name="T16"> (</text:span><text:span text:style-name="T19">list of </text:span><text:span text:style-name="T16">all </text:span><text:span text:style-name="T19">achievements like names and image location in the app</text:span><text:span text:style-name="T16">)</text:span></text:p>
      <text:list xml:id="list37839452" text:style-name="L10">
        <text:list-item>
          <text:p text:style-name="P57"><text:span text:style-name="T6">id</text:span><text:span text:style-name="T16"> – unique identifier </text:span><text:span text:style-name="T21">of this table</text:span></text:p>
        </text:list-item>
        <text:list-item>
          <text:p text:style-name="P57"><text:span text:style-name="T6">achievement_name</text:span><text:span text:style-name="T16"> – name of the achievement e.g. “Quiz Grinder I”</text:span></text:p>
        </text:list-item>
        <text:list-item>
          <text:p text:style-name="P57"><text:span text:style-name="T6">achievement_description</text:span><text:span text:style-name="T16"> – </text:span><text:span text:style-name="T20">description of the achievement e.g. “Finish a total of 100 quizzes.”</text:span></text:p>
        </text:list-item>
        <text:list-item>
          <text:p text:style-name="P57"><text:span text:style-name="T6">achievement_requirement</text:span><text:span text:style-name="T16"> – is an integer which defines the goal </text:span><text:span text:style-name="T21">e.g. “100”</text:span></text:p>
        </text:list-item>
      </text:list>
      <text:p text:style-name="P9"><text:span text:style-name="T14">user_</text:span><text:span text:style-name="T11">achievements</text:span> (<text:span text:style-name="T38">contains user id and what achievement they currently </text:span><text:span text:style-name="T39">have and their progress</text:span>)</text:p>
      <text:list xml:id="list1003142617" text:style-name="L11">
        <text:list-item>
          <text:p text:style-name="P50"><text:span text:style-name="T2">id</text:span> <text:span text:style-name="T38">– unique identifier </text:span>of this table</text:p>
        </text:list-item>
        <text:list-item>
          <text:p text:style-name="P50"><text:span text:style-name="T2">user_id</text:span> <text:span text:style-name="T31">– refers to the user who </text:span><text:span text:style-name="T24">has this achievement</text:span></text:p>
        </text:list-item>
        <text:list-item>
          <text:p text:style-name="P50"><text:span text:style-name="T2">achievement_id</text:span> – refers to the achievement this user has</text:p>
        </text:list-item>
        <text:list-item>
          <text:p text:style-name="P50"><text:span text:style-name="T2">progress</text:span> – refers to that user progress in numbers, and is about to be compared to <text:span text:style-name="T11">achievements.achievement_requirement</text:span> to determine completion e.g. “50/100” formula is: <text:span text:style-name="T11">progress/achievement_requirement</text:span></text:p>
        </text:list-item>
      </text:list>
      <text:p text:style-name="P9"/>
      <text:p text:style-name="P15">SOCIAL MEDIA</text:p>
      <text:p text:style-name="P9"><text:span text:style-name="T15">text_</text:span><text:span text:style-name="T11">posts</text:span></text:p>
      <text:p text:style-name="P24">quiz_posts</text:p>
      <text:p text:style-name="P24">photo_posts</text:p>
      <text:p text:style-name="P9"><text:span text:style-name="T11">comments</text:span> (comments on a post or comments on a quiz)</text:p>
      <text:p text:style-name="P9"><text:span text:style-name="T11">reactions</text:span> (reactions on a post or reactions on a quiz)</text:p>
      <text:p text:style-name="P17">profiles<text:span text:style-name="T16"> (pertains to individual profile data)</text:span></text:p>
      <text:p text:style-name="P9"/>
      <text:p text:style-name="P15">APP</text:p>
      <text:p text:style-name="P9"><text:span text:style-name="T11">users</text:span> (admin, professor, or student)</text:p>
      <text:list xml:id="list2752845755" text:style-name="L12">
        <text:list-item>
          <text:p text:style-name="P39"><text:span text:style-name="T2">id</text:span><text:span text:style-name="T24"> – unique identifier of this table, referred by almost all tables</text:span></text:p>
        </text:list-item>
        <text:list-item>
          <text:p text:style-name="P51"><text:span text:style-name="T2">role_id</text:span> – 0 is admin, 1 is professor, 2 is student, <text:span text:style-name="T22">3 is null</text:span></text:p>
        </text:list-item>
      </text:list>
      <text:p text:style-name="P9"/>
      <text:p text:style-name="P16">RELATIONSHIPS BETWEEN TABLES</text:p>
      <text:p text:style-name="P10"/>
      <text:p text:style-name="P11">Users</text:p>
      <text:p text:style-name="P17">users(professors)<text:span text:style-name="T16"> has 0 or many </text:span>events</text:p>
      <text:p text:style-name="P17">users(professors)<text:span text:style-name="T16"> has 0 or many </text:span>flex_groups</text:p>
      <text:p text:style-name="P17">users(professors)<text:span text:style-name="T16"> has 0 or many </text:span>class codes</text:p>
      <text:p text:style-name="P17">users(students)<text:span text:style-name="T16"> and </text:span>users(professors)<text:span text:style-name="T16"> has 0 or many questions, answers, topics, subjects, quizzes</text:span></text:p>
      <text:p text:style-name="P17">users(students)<text:span text:style-name="T16"> and </text:span>users(professors)<text:span text:style-name="T16"> has 0 or many achievements</text:span></text:p>
      <text:p text:style-name="P18">users(students)<text:span text:style-name="T16"> and </text:span>users(professors)<text:span text:style-name="T16"> </text:span><text:span text:style-name="T17">has 0 or many posts, reactions,</text:span><text:span text:style-name="T18"> and </text:span><text:span text:style-name="T17">comments</text:span></text:p>
      <text:p text:style-name="P19"><text:span text:style-name="T17">users(students) and users(professors) </text:span><text:span text:style-name="T18">has 1 profile</text:span></text:p>
      <text:p text:style-name="P13"/>
      <text:p text:style-name="P13"/>
      <text:p text:style-name="P20"><text:span text:style-name="T23">U</text:span>SER TYPES</text:p>
      <text:p text:style-name="P20">superuser</text:p>
      <text:list xml:id="list3535842039" text:style-name="L13">
        <text:list-item>
          <text:p text:style-name="P52">manages students</text:p>
        </text:list-item>
        <text:list-item>
          <text:p text:style-name="P52">manages professors</text:p>
        </text:list-item>
      </text:list>
      <text:p text:style-name="P20">professor</text:p>
      <text:list xml:id="list2266547521" text:style-name="L14">
        <text:list-item>
          <text:p text:style-name="P53">manages the student(invite and kick students from a flex group)</text:p>
        </text:list-item>
        <text:list-item>
          <text:p text:style-name="P53">creates flex group and generating a group code to enter e.g. “KGGGDKP”</text:p>
        </text:list-item>
        <text:list-item>
          <text:p text:style-name="P55">creates a note of events for the students</text:p>
        </text:list-item>
        <text:list-item>
          <text:p text:style-name="P53"><text:soft-page-break/>creates own set of quiz</text:p>
        </text:list-item>
      </text:list>
      <text:p text:style-name="P20">student</text:p>
      <text:list xml:id="list617918427" text:style-name="L15">
        <text:list-item>
          <text:p text:style-name="P54">joins a flex group</text:p>
        </text:list-item>
        <text:list-item>
          <text:p text:style-name="P54">creates own set of quiz</text:p>
        </text:list-item>
      </text:list>
      <text:p text:style-name="P14"/>
      <text:p text:style-name="P22">FEATURES</text:p>
      <text:list xml:id="list3618259562" text:style-name="L16">
        <text:list-item>
          <text:p text:style-name="P56">Copy to clipboard – located from Flex window &gt; Group &gt; Copy code.</text:p>
        </text:list-item>
      </text:list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w Cen MT Std Light" svg:font-family="'Tw Cen MT Std Light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8T21:13:00.861000000</dc:date>
    <meta:editing-duration>PT3H43M25S</meta:editing-duration>
    <meta:editing-cycles>33</meta:editing-cycles>
    <meta:generator>LibreOffice/7.1.2.2$Windows_X86_64 LibreOffice_project/8a45595d069ef5570103caea1b71cc9d82b2aae4</meta:generator>
    <meta:document-statistic meta:table-count="0" meta:image-count="0" meta:object-count="0" meta:page-count="4" meta:paragraph-count="113" meta:word-count="1102" meta:character-count="6716" meta:non-whitespace-character-count="5734"/>
  </office:meta>
</office:document-meta>
</file>